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of_5f_LINKS" style:display-name="Table_of_LINKS" style:family="table">
      <style:table-properties style:width="17.013cm" fo:margin-left="0cm" table:align="left"/>
    </style:style>
    <style:style style:name="Table_5f_of_5f_LINKS.A" style:display-name="Table_of_LINKS.A" style:family="table-column">
      <style:table-column-properties style:column-width="7.699cm"/>
    </style:style>
    <style:style style:name="Table_5f_of_5f_LINKS.B" style:display-name="Table_of_LINKS.B" style:family="table-column">
      <style:table-column-properties style:column-width="9.313cm"/>
    </style:style>
    <style:style style:name="Table_5f_of_5f_LINKS.A1" style:display-name="Table_of_LINKS.A1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0facab" officeooo:paragraph-rsid="000facab" fo:background-color="#ffff00"/>
    </style:style>
    <style:style style:name="P2" style:family="paragraph" style:parent-style-name="Table_20_Contents">
      <style:text-properties officeooo:rsid="000facab" officeooo:paragraph-rsid="000facab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of_LINKS" table:style-name="Table_5f_of_5f_LINKS">
        <table:table-column table:style-name="Table_5f_of_5f_LINKS.A"/>
        <table:table-column table:style-name="Table_5f_of_5f_LINKS.B"/>
        <table:table-row>
          <table:table-cell table:style-name="Table_5f_of_5f_LINKS.A1" office:value-type="string">
            <text:p text:style-name="P2">1) IR sensor and its types</text:p>
          </table:table-cell>
          <table:table-cell table:style-name="Table_5f_of_5f_LINKS.A1" office:value-type="string">
            <text:p text:style-name="Table_20_Contents">https://www.electronicsforu.com/technology-trends/learn-electronics/ir-led-infrared-sensor-basics</text:p>
          </table:table-cell>
        </table:table-row>
        <table:table-row>
          <table:table-cell table:style-name="Table_5f_of_5f_LINKS.A1" office:value-type="string">
            <text:p text:style-name="Table_20_Contents"/>
          </table:table-cell>
          <table:table-cell table:style-name="Table_5f_of_5f_LINKS.A1" office:value-type="string">
            <text:p text:style-name="Table_20_Contents"/>
          </table:table-cell>
        </table:table-row>
        <table:table-row>
          <table:table-cell table:style-name="Table_5f_of_5f_LINKS.A1" office:value-type="string">
            <text:p text:style-name="Table_20_Contents"/>
            <text:p text:style-name="P2">2) Interfacing of IR sensor with stm32</text:p>
          </table:table-cell>
          <table:table-cell table:style-name="Table_5f_of_5f_LINKS.A1" office:value-type="string">
            <text:p text:style-name="Table_20_Contents">https://www.mathaelectronics.com/interfacing-ir-sensor-with-stm32-discovery-board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acab" officeooo:paragraph-rsid="000facab" fo:background-color="#ffff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BLE OF LIMKS THAT I READ AND SEARCHE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8:38:30.546304144</meta:creation-date>
    <dc:date>2023-11-22T18:45:04.452929804</dc:date>
    <meta:editing-duration>PT6M34S</meta:editing-duration>
    <meta:editing-cycles>1</meta:editing-cycles>
    <meta:document-statistic meta:table-count="1" meta:image-count="0" meta:object-count="0" meta:page-count="1" meta:paragraph-count="5" meta:word-count="23" meta:character-count="282" meta:non-whitespace-character-count="264"/>
    <meta:generator>LibreOffice/7.3.7.2$Linux_X86_64 LibreOffice_project/30$Build-2</meta:generator>
  </office:meta>
</office:document-meta>
</file>